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Monospace" svg:font-family="Monospace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margin-left="0.3957in" fo:margin-right="0in" fo:text-indent="-0.2083in" style:auto-text-indent="false">
        <style:tab-stops/>
      </style:paragraph-properties>
      <style:text-properties style:font-name="Nimbus Sans L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P2" style:family="paragraph" style:parent-style-name="Standard">
      <style:paragraph-properties fo:margin-left="0.3957in" fo:margin-right="0in" fo:text-indent="-0.2083in" style:auto-text-indent="false">
        <style:tab-stops/>
      </style:paragraph-properties>
      <style:text-properties style:font-name="Nimbus Roman No9 L" fo:font-size="12pt" style:font-size-asian="12pt" style:font-size-complex="12pt"/>
    </style:style>
    <style:style style:name="P3" style:family="paragraph" style:parent-style-name="Standard">
      <style:paragraph-properties fo:margin-left="0.3957in" fo:margin-right="0in" fo:text-align="start" style:justify-single-word="false" fo:text-indent="-0.2083in" style:auto-text-indent="false" style:text-autospace="none">
        <style:tab-stops/>
      </style:paragraph-properties>
      <style:text-properties style:font-name="Nimbus Roman No9 L" fo:font-size="12pt" style:font-name-asian="Monospace" style:font-size-asian="12pt" style:font-name-complex="Monospace" style:font-size-complex="12pt"/>
    </style:style>
    <style:style style:name="P4" style:family="paragraph" style:parent-style-name="Standard">
      <style:paragraph-properties fo:margin-left="0.3957in" fo:margin-right="0in" fo:text-align="start" style:justify-single-word="false" fo:text-indent="-0.2083in" style:auto-text-indent="false" style:text-autospace="none">
        <style:tab-stops/>
      </style:paragraph-properties>
      <style:text-properties fo:color="#000000" style:font-name="Nimbus Roman No9 L" fo:font-size="12pt" style:font-name-asian="Monospace" style:font-size-asian="12pt" style:font-name-complex="Monospace" style:font-size-complex="12pt"/>
    </style:style>
    <style:style style:name="P5" style:family="paragraph" style:parent-style-name="Standard">
      <style:paragraph-properties fo:margin-left="0.3957in" fo:margin-right="0in" fo:text-align="start" style:justify-single-word="false" fo:text-indent="-0.2083in" style:auto-text-indent="false" style:text-autospace="none">
        <style:tab-stops/>
      </style:paragraph-properties>
      <style:text-properties style:font-name="Nimbus Roman No9 L" fo:font-size="12pt" style:font-name-asian="Monospace" style:font-size-asian="12pt" style:font-name-complex="Monospace" style:font-size-complex="12pt"/>
    </style:style>
    <style:style style:name="P6" style:family="paragraph" style:parent-style-name="Standard">
      <style:paragraph-properties fo:margin-left="0.3957in" fo:margin-right="0in" fo:text-align="start" style:justify-single-word="false" fo:text-indent="-0.2083in" style:auto-text-indent="false" style:text-autospace="none">
        <style:tab-stops/>
      </style:paragraph-properties>
      <style:text-properties style:font-name="Nimbus Roman No9 L" fo:font-size="12pt" fo:font-style="normal" style:font-name-asian="Monospace" style:font-size-asian="12pt" style:font-style-asian="normal" style:font-name-complex="Monospace" style:font-size-complex="12pt" style:font-style-complex="normal"/>
    </style:style>
    <style:style style:name="T1" style:family="text">
      <style:text-properties fo:color="#000000"/>
    </style:style>
    <style:style style:name="T2" style:family="text">
      <style:text-properties fo:color="#000000" style:font-name="Nimbus Mono L"/>
    </style:style>
    <style:style style:name="T3" style:family="text">
      <style:text-properties style:font-name="Nimbus Mono L"/>
    </style:style>
    <style:style style:name="T4" style:family="text">
      <style:text-properties style:font-name="Nimbus Mono L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start a new ModelibraSwingWicket project:</text:p>
      <text:p text:style-name="P2"/>
      <text:p text:style-name="P4">if not already done, checkout the ModelibraWicketCss and ModelibraSwingWicketSkeleton projects from SVN repository, otherwise update both projects to have the last versions</text:p>
      <text:p text:style-name="P4"/>
      <text:p text:style-name="P3"><text:span text:style-name="T1">export the ModelibraSwingWicketSkeleton project without </text:span>the <text:span text:style-name="T3">css</text:span>, <text:span text:style-name="T3">template</text:span>, <text:span text:style-name="T3">classes</text:span> and <text:span text:style-name="T3">lib</text:span> directories to a new location outside the Eclipse workspace: <text:span text:style-name="T5">File/Export.../General/File System</text:span> (use the <text:span text:style-name="T5">Create directory structure for files</text:span> option)</text:p>
      <text:p text:style-name="P3"/>
      <text:p text:style-name="P3">rename the project directory to reflect your own project</text:p>
      <text:p text:style-name="P3"/>
      <text:p text:style-name="P3">rename the Eclipse project to your own project using an ordinary text editor</text:p>
      <text:p text:style-name="P3"/>
      <text:p text:style-name="P3">import the project into Eclipse (<text:span text:style-name="T5">File/Import.../Existing Projects into Workspace</text:span>)</text:p>
      <text:p text:style-name="P3"/>
      <text:p text:style-name="P3">select the project and use the pop-up menu: <text:span text:style-name="T5">Team/Share Project...</text:span> (use the <text:span text:style-name="T5">SVN repository</text:span>; share the project under the trunk directory)</text:p>
      <text:p text:style-name="P3"/>
      <text:p text:style-name="P3">commit the new project</text:p>
      <text:p text:style-name="P3"/>
      <text:p text:style-name="P3">define by <text:span text:style-name="T5">Team/Set Property...</text:span> the <text:span text:style-name="T3">svn:ignore</text:span> property at the project's root directory for the <text:span text:style-name="T3">css</text:span> and <text:span text:style-name="T3">template</text:span> directories</text:p>
      <text:p text:style-name="P3"/>
      <text:p text:style-name="P3">define by <text:span text:style-name="T5">Team/Set Property...</text:span> the <text:span text:style-name="T3">svn:ignore</text:span> property at the <text:span text:style-name="T3">WEB-INF</text:span> directory for the <text:span text:style-name="T3">classes</text:span>, <text:span text:style-name="T3">logs</text:span> and <text:span text:style-name="T3">lib</text:span> directories</text:p>
      <text:p text:style-name="P3"/>
      <text:p text:style-name="P3">commit by <text:span text:style-name="T5">Team/Commit...</text:span> local changes to the repository</text:p>
      <text:p text:style-name="P3"/>
      <text:p text:style-name="P3">update by <text:span text:style-name="T5">Team/Update</text:span> changes from the repository to the local version</text:p>
      <text:p text:style-name="P3"/>
      <text:p text:style-name="P3">if you do not want <text:span text:style-name="T3">css</text:span> files to be copied open the <text:span text:style-name="T3">cssif</text:span><text:span text:style-name="T3">.properties</text:span> file in the root directory and change the <text:span text:style-name="T2">copy-css-dir</text:span> property from <text:span text:style-name="T3">true</text:span> to <text:span text:style-name="T3">false</text:span></text:p>
      <text:p text:style-name="P3"/>
      <text:p text:style-name="P3"><text:span text:style-name="T5">Run</text:span> the <text:span text:style-name="T3">copy-cssif-template-lib.xml</text:span> file <text:span text:style-name="T5">As/Ant Build</text:span><text:span text:style-name="T7"> </text:span></text:p>
      <text:p text:style-name="P3"><text:tab/>(a) if <text:span text:style-name="T3">true</text:span>, copies the <text:span text:style-name="T3">css</text:span> directory from the <text:span text:style-name="T1">ModelibraWicketCss</text:span> project to the current project</text:p>
      <text:p text:style-name="P3"><text:tab/>(b) copies the <text:span text:style-name="T3">template</text:span> and <text:span text:style-name="T3">lib</text:span> directories from the <text:span text:style-name="T1">ModelibraWicketSkeleton</text:span> project to the current project</text:p>
      <text:p text:style-name="P3"/>
      <text:p text:style-name="P3">design a domain model in ModelibraModeler and save it in the <text:span text:style-name="T3">mm</text:span> directory</text:p>
      <text:p text:style-name="P3"/>
      <text:p text:style-name="P3">generate the <text:span text:style-name="T3">reusable-model-config.xml</text:span> file (use the minimal configuration) from ModelibraModeler into the <text:span text:style-name="T3">WEB-INF/config</text:span> directory</text:p>
      <text:p text:style-name="P3"/>
      <text:p text:style-name="P3">refresh the project to examine the <text:span text:style-name="T3">reusable-model-config.xml</text:span> file (improve the format if necessary)</text:p>
      <text:p text:style-name="P3"/>
      <text:p text:style-name="P3"><text:soft-page-break/>in the <text:span text:style-name="T3">dm.gen.DmGenerator</text:span> <text:span text:style-name="T8">class</text:span> change the <text:span text:style-name="T3">DOMAIN_CODE</text:span> constant to your domain code (if not sure, check the <text:span text:style-name="T3">reusable-model-config.xml</text:span> file)</text:p>
      <text:p text:style-name="P3"/>
      <text:p text:style-name="P3">run the main method of the <text:span text:style-name="T3">DmGenerator</text:span> <text:span text:style-name="T8">class</text:span> as Java application</text:p>
      <text:p text:style-name="P3"/>
      <text:p text:style-name="P3">refresh the project to see the generated code, data and <text:span text:style-name="T3">web.xml</text:span> configuration</text:p>
      <text:p text:style-name="P3"/>
      <text:p text:style-name="P3">in the generated Java classes use <text:span text:style-name="T5">Ctrl-Shift </text:span><text:span text:style-name="T7">with the left hand and </text:span><text:span text:style-name="T5">O-F-S</text:span> with the right hand to clean imports, format the code and save it</text:p>
      <text:p text:style-name="P3"/>
      <text:p text:style-name="P3">commit by <text:span text:style-name="T5">Team/Commit...</text:span> local changes to the repository (<text:span text:style-name="T5">Select</text:span> all unversioned files)</text:p>
      <text:p text:style-name="P3"/>
      <text:p text:style-name="P3">update by <text:span text:style-name="T5">Team/Update</text:span> changes from the repository to the local version</text:p>
      <text:p text:style-name="P3"/>
      <text:p text:style-name="P3">run the main method of the yourdomainname.wicket.app.<text:span text:style-name="T3">Start</text:span> <text:span text:style-name="T8">class</text:span> to start the Jetty server</text:p>
      <text:p text:style-name="P3"/>
      <text:p text:style-name="P3">use the ModelibraWicket application in your browser: <text:span text:style-name="T5">http://localhost:8081/ </text:span></text:p>
      <text:p text:style-name="P3"><text:span text:style-name="T5"/></text:p>
      <text:p text:style-name="P6">run the main method of the yourdomainname.swing.app.<text:span text:style-name="T3">Start</text:span> <text:span text:style-name="T8">class</text:span> to start the Swing application</text:p>
      <text:p text:style-name="P3"><text:span text:style-name="T5"/></text:p>
      <text:p text:style-name="P6">use the ModelibraSwing application in the displayed window</text:p>
      <text:p text:style-name="P3"/>
      <text:p text:style-name="P3">check the <text:span text:style-name="T3">WEB-INF/logs/info.html</text:span> file for info and error messages</text:p>
      <text:p text:style-name="P3"/>
      <text:p text:style-name="P3">from time to time <text:span text:style-name="T5">Team/Synchronize with Repository</text:span> the <text:span text:style-name="T1">ModelibraWicketCss project to see if there are new versions of files in the </text:span><text:span text:style-name="T2">css</text:span><text:span text:style-name="T1"> directory; copy only the modified files to your project by using the Ant script copy-css.xml in your project</text:span></text:p>
      <text:p text:style-name="P3"/>
      <text:p text:style-name="P3">from time to time <text:span text:style-name="T5">Team/Synchronize with Repository</text:span> the <text:span text:style-name="T1">ModelibraSwingWicketSkeleton project to see if there are new versions of files in the </text:span><text:span text:style-name="T2">template</text:span><text:span text:style-name="T1"> and </text:span><text:span text:style-name="T2">lib</text:span><text:span text:style-name="T1"> directories; copy only the modified files to your project by using the Ant script copy-lib.xml (or copy-template.xml) in your projec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Monospace" svg:font-family="Monospace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0.5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Dzenan Ridjanovic</meta:initial-creator>
    <meta:creation-date>2008-01-05T16:56:26</meta:creation-date>
    <dc:creator>dr </dc:creator>
    <dc:date>2009-11-18T12:50:01</dc:date>
    <dc:language>en-US</dc:language>
    <meta:editing-cycles>14</meta:editing-cycles>
    <meta:editing-duration>PT03H25M03S</meta:editing-duration>
    <meta:document-statistic meta:table-count="0" meta:image-count="0" meta:object-count="0" meta:page-count="2" meta:paragraph-count="32" meta:word-count="499" meta:character-count="3405"/>
    <meta:user-defined meta:name="Info 1"/>
    <meta:user-defined meta:name="Info 2"/>
    <meta:user-defined meta:name="Info 3"/>
    <meta:user-defined meta:name="Info 4"/>
  </office:meta>
</office:document-meta>
</file>